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814" officeooo:paragraph-rsid="0001f814"/>
    </style:style>
    <style:style style:name="P2" style:family="paragraph" style:parent-style-name="Standard">
      <style:text-properties officeooo:paragraph-rsid="0003b3df"/>
    </style:style>
    <style:style style:name="P3" style:family="paragraph" style:parent-style-name="Standard">
      <style:text-properties officeooo:rsid="00065a59" officeooo:paragraph-rsid="00065a59"/>
    </style:style>
    <style:style style:name="P4" style:family="paragraph" style:parent-style-name="Standard">
      <style:text-properties officeooo:paragraph-rsid="000f8d1f"/>
    </style:style>
    <style:style style:name="P5" style:family="paragraph" style:parent-style-name="Standard">
      <style:text-properties officeooo:paragraph-rsid="00133ef5"/>
    </style:style>
    <style:style style:name="P6" style:family="paragraph" style:parent-style-name="Standard">
      <style:text-properties officeooo:rsid="00133ef5" officeooo:paragraph-rsid="00133ef5"/>
    </style:style>
    <style:style style:name="P7" style:family="paragraph" style:parent-style-name="Standard">
      <style:text-properties officeooo:rsid="00133ef5" officeooo:paragraph-rsid="0017567f"/>
    </style:style>
    <style:style style:name="P8" style:family="paragraph" style:parent-style-name="Standard">
      <style:text-properties fo:font-weight="bold" officeooo:rsid="00133ef5" officeooo:paragraph-rsid="00133ef5" style:font-weight-asian="bold" style:font-weight-complex="bold"/>
    </style:style>
    <style:style style:name="P9" style:family="paragraph" style:parent-style-name="Standard">
      <style:text-properties fo:font-weight="bold" officeooo:paragraph-rsid="001a30ba" style:font-weight-asian="bold" style:font-weight-complex="bold"/>
    </style:style>
    <style:style style:name="P10" style:family="paragraph" style:parent-style-name="Standard">
      <style:text-properties officeooo:rsid="0019d13b" officeooo:paragraph-rsid="00133ef5"/>
    </style:style>
    <style:style style:name="P11" style:family="paragraph" style:parent-style-name="Standard">
      <style:text-properties officeooo:paragraph-rsid="001b14d3"/>
    </style:style>
    <style:style style:name="P12" style:family="paragraph" style:parent-style-name="Text_20_body">
      <style:text-properties officeooo:rsid="001a0b76" officeooo:paragraph-rsid="001a0b76"/>
    </style:style>
    <style:style style:name="P13" style:family="paragraph" style:parent-style-name="Text_20_body">
      <style:text-properties officeooo:rsid="001a30ba" officeooo:paragraph-rsid="001a30ba"/>
    </style:style>
    <style:style style:name="P14" style:family="paragraph" style:parent-style-name="Text_20_body">
      <style:text-properties fo:font-style="italic" officeooo:rsid="001a0b76" officeooo:paragraph-rsid="001a0b76" style:font-style-asian="italic" style:font-style-complex="italic"/>
    </style:style>
    <style:style style:name="P15" style:family="paragraph" style:parent-style-name="Text_20_body">
      <style:text-properties fo:font-style="italic" officeooo:rsid="001b4005" officeooo:paragraph-rsid="001a30ba" style:font-style-asian="italic" style:font-style-complex="italic"/>
    </style:style>
    <style:style style:name="P16" style:family="paragraph" style:parent-style-name="Text_20_body">
      <style:text-properties officeooo:rsid="001c9b27" officeooo:paragraph-rsid="001c9b27"/>
    </style:style>
    <style:style style:name="P17" style:family="paragraph" style:parent-style-name="Text_20_body">
      <style:text-properties officeooo:rsid="001d9e70" officeooo:paragraph-rsid="001d9e70"/>
    </style:style>
    <style:style style:name="P18" style:family="paragraph" style:parent-style-name="Text_20_body">
      <style:text-properties officeooo:rsid="001e9380" officeooo:paragraph-rsid="001e9380"/>
    </style:style>
    <style:style style:name="P19" style:family="paragraph" style:parent-style-name="Text_20_body">
      <style:text-properties officeooo:paragraph-rsid="001b14d3"/>
    </style:style>
    <style:style style:name="P20" style:family="paragraph" style:parent-style-name="Subtitle">
      <style:text-properties style:font-name="Liberation Sans" fo:font-size="18pt" officeooo:rsid="001e9380" style:font-name-asian="Microsoft YaHei" style:font-size-asian="18pt" style:font-name-complex="Mangal" style:font-size-complex="18pt"/>
    </style:style>
    <style:style style:name="P21" style:family="paragraph" style:parent-style-name="Subtitle">
      <style:text-properties officeooo:rsid="001f31c0" officeooo:paragraph-rsid="001f31c0"/>
    </style:style>
    <style:style style:name="P22" style:family="paragraph" style:parent-style-name="Standard">
      <style:text-properties officeooo:rsid="001d9e70" officeooo:paragraph-rsid="001b14d3"/>
    </style:style>
    <style:style style:name="P23" style:family="paragraph" style:parent-style-name="Heading_20_3">
      <style:text-properties officeooo:rsid="001d9e70" officeooo:paragraph-rsid="001b14d3"/>
    </style:style>
    <style:style style:name="P24" style:family="paragraph" style:parent-style-name="Heading_20_3">
      <style:text-properties officeooo:paragraph-rsid="001b14d3"/>
    </style:style>
    <style:style style:name="T1" style:family="text">
      <style:text-properties officeooo:rsid="0001f814"/>
    </style:style>
    <style:style style:name="T2" style:family="text">
      <style:text-properties fo:font-weight="bold" officeooo:rsid="0001f814" style:font-weight-asian="bold" style:font-weight-complex="bold"/>
    </style:style>
    <style:style style:name="T3" style:family="text">
      <style:text-properties fo:font-weight="bold" officeooo:rsid="000ff3c5" style:font-weight-asian="bold" style:font-weight-complex="bold"/>
    </style:style>
    <style:style style:name="T4" style:family="text">
      <style:text-properties officeooo:rsid="00098304"/>
    </style:style>
    <style:style style:name="T5" style:family="text">
      <style:text-properties officeooo:rsid="000d2ef0"/>
    </style:style>
    <style:style style:name="T6" style:family="text">
      <style:text-properties officeooo:rsid="000ecc7e"/>
    </style:style>
    <style:style style:name="T7" style:family="text">
      <style:text-properties officeooo:rsid="000ff3c5"/>
    </style:style>
    <style:style style:name="T8" style:family="text">
      <style:text-properties officeooo:rsid="00133ef5"/>
    </style:style>
    <style:style style:name="T9" style:family="text">
      <style:text-properties officeooo:rsid="001648fb"/>
    </style:style>
    <style:style style:name="T10" style:family="text">
      <style:text-properties officeooo:rsid="00167253"/>
    </style:style>
    <style:style style:name="T11" style:family="text">
      <style:text-properties officeooo:rsid="0019521f"/>
    </style:style>
    <style:style style:name="T12" style:family="text">
      <style:text-properties officeooo:rsid="001963ed"/>
    </style:style>
    <style:style style:name="T13" style:family="text">
      <style:text-properties officeooo:rsid="0019ab8e"/>
    </style:style>
    <style:style style:name="T14" style:family="text">
      <style:text-properties fo:font-style="italic" style:font-style-asian="italic" style:font-style-complex="italic"/>
    </style:style>
    <style:style style:name="T15" style:family="text">
      <style:text-properties fo:font-style="italic" officeooo:rsid="0019521f" style:font-style-asian="italic" style:font-style-complex="italic"/>
    </style:style>
    <style:style style:name="T16" style:family="text">
      <style:text-properties fo:font-style="italic" officeooo:rsid="001a30ba" style:font-style-asian="italic" style:font-style-complex="italic"/>
    </style:style>
    <style:style style:name="T17" style:family="text">
      <style:text-properties fo:font-style="italic" officeooo:rsid="001b400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1b14d3"/>
    </style:style>
    <style:style style:name="T20" style:family="text">
      <style:text-properties officeooo:rsid="001e2632"/>
    </style:style>
    <style:style style:name="T21" style:family="text">
      <style:text-properties officeooo:rsid="002130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salate</text:p>
      <text:p text:style-name="P1"/>
      <text:h text:style-name="P23" text:outline-level="3"><text:bookmark text:name="Potatura"/>Potatura</text:h>
      <text:p text:style-name="Text_20_body">Lattuga Lentiggini. Fonte: matthew_middleton</text:p>
      <text:p text:style-name="Text_20_body">Le varietà a foglia larga di lattuga sono le uniche che in genere richiedono potatura. Le varietà cos o a testa formeranno teste che raccoglierai nel loro insieme, ma i tipi a foglia hanno bisogno di un taglio regolare per farli crescere. È meglio potare le tue foglie quando hanno una dimensione di <text:span text:style-name="T21">7-10 cm </text:span>, ma puoi raccoglierle fino a <text:span text:style-name="T21">15cm </text:span><text:s/>senza alcun sapore amaro.</text:p>
      <text:p text:style-name="Text_20_body">Durante la potatura, tagliare dall'esterno, lasciando intatte le foglie interne. Ciò incoraggerà la tua pianta a continuare a produrre più foglie dal suo centro e man mano che maturano, sostituiranno le foglie esterne rimosse.</text:p>
      <text:p text:style-name="Text_20_body">Puoi tagliare l'intera pianta a circa <text:span text:style-name="T21">2.5 – 5cm </text:span>da terra una volta che raggiunge <text:span text:style-name="T21">7-15cm </text:span><text:s/>in altezza, che dovrebbe essere all'incirca ogni 10-18 giorni. Questo metodo viene chiamato "taglia e vieni di nuovo" e la pianta ricrescerà rapidamente, dandoti un raccolto regolare.</text:p>
      <text:p text:style-name="Text_20_body">Se la pianta inizia a produrre un gambo di seme, è tempo di rimuovere quella pianta a meno che tu non voglia che produca seme. Qualsiasi foglia danneggiata da parassiti, appassita o altrimenti problematica sulla pianta può essere potata in qualsiasi momento.</text:p>
      <text:h text:style-name="P24" text:outline-level="3"><text:bookmark text:name="Raccolta_Lattuga"/>Raccolta Lattuga</text:h>
      <text:p text:style-name="Text_20_body">È meglio raccogliere la tua lattuga al mattino presto quando è più croccante. Temperature più fredde durante la notte hanno permesso alla tua lattuga di aspirare umidità e rassodare. Più tardi, anche la più bella lattuga sarà più morbida di quanto tu preferisca.</text:p>
      <text:p text:style-name="Text_20_body">Le varietà di foglie possono essere raccolte come indicato nella sezione "Potatura" in alto, usando un paio di forbici affilate. Le varietà a testa possono avere le foglie esterne tagliate per l'uso immediato o possono essere coltivate fino a quando non si è sviluppata la testa piena.</text:p>
      <text:p text:style-name="Text_20_body">Per raccogliere teste piene di lattuga, puoi scegliere di tagliare la lattuga alla sua base o di estrarre le radici dalla pianta e tutto il resto. Se rimuovi l'intera testa, dovrai usare un coltello affilato per tagliarlo sulla superficie del terreno. Più foglie di lattuga possono ricrescere dalla base.</text:p>
      <text:p text:style-name="Text_20_body">Estrarlo dalle radici rende più facile avviare un altro lotto di lattuga nella stessa posizione dopo aver aggiunto un po 'più di compost al terreno, quindi se stai piantando una successione, potrebbe essere più semplice usare questo metodo e compostare le tue radici .</text:p>
      <text:p text:style-name="Text_20_body">Decidere quando raccogliere le teste di lattuga è semplice come dare loro una stretta delicata. Una testa che non è del tutto pronta si comprime facilmente sotto le dita. Le varietà Cos o butterhead possono essere raccolte foglia per foglia, oppure possono essere raccolte a testa intera quando sono semirigide ma non solide. La lattuga Crisphead dovrebbe essere raccolta quando la lattuga è ferma.</text:p>
      <text:p text:style-name="Text_20_body"><text:soft-page-break/>È meglio raccogliere la lattuga in anticipo piuttosto che lasciarla andare più tardi. Più invecchiano le foglie di lattuga, più diventano amare e possono diventare dure o legnose. Presta attenzione ai giorni stimati fino alla scadenza sul pacchetto di semi di lattuga e prova a raccoglierlo in corrispondenza o appena prima di quella data.</text:p>
      <text:p text:style-name="P1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5-31T18:11:50.987000000</dc:date>
    <meta:editing-duration>PT2H34M</meta:editing-duration>
    <meta:editing-cycles>33</meta:editing-cycles>
    <meta:document-statistic meta:table-count="0" meta:image-count="0" meta:object-count="0" meta:page-count="2" meta:paragraph-count="14" meta:word-count="493" meta:character-count="3057" meta:non-whitespace-character-count="2575"/>
  </office:meta>
</office:document-meta>
</file>